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46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49"/>
        <table:table-column table:style-name="co9" table:default-cell-style-name="ce57"/>
        <table:table-column table:style-name="co10" table:default-cell-style-name="ce58"/>
        <table:table-column table:style-name="co3" table:number-columns-repeated="1014" table:default-cell-style-name="ce58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6" table:formula="of:=[.E2]-[.I2]" office:value-type="time" office:time-value="PT00H07M40S" calcext:value-type="time">
            <text:p>00:07:40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6" table:formula="of:=[.E4]-[.I4]" office:value-type="time" office:time-value="PT00H08M35S" calcext:value-type="time">
            <text:p>00:08:35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6" table:formula="of:=[.E5]-[.I5]" office:value-type="time" office:time-value="PT00H04M10S" calcext:value-type="time">
            <text:p>00:04:10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6]-[.I6]" office:value-type="time" office:time-value="PT00H10M26S" calcext:value-type="time">
            <text:p>00:10:26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8]-[.I8]" office:value-type="time" office:time-value="PT00H11M42S" calcext:value-type="time">
            <text:p>00:11:42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9]-[.I9]" office:value-type="time" office:time-value="PT00H16M13S" calcext:value-type="time">
            <text:p>00:16:13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11]-[.I11]" office:value-type="time" office:time-value="PT00H03M52S" calcext:value-type="time">
            <text:p>00:03:52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6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office:value-type="time" office:time-value="PT00H03M41S" calcext:value-type="time">
            <text:p>00:03: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office:value-type="time" office:time-value="PT00H18M49S" calcext:value-type="time">
            <text:p>00:18:4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2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0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office:value-type="time" office:time-value="PT00H12M39S" calcext:value-type="time">
            <text:p>00:12: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0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office:value-type="time" office:time-value="PT00H14M34S" calcext:value-type="time">
            <text:p>00:14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0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office:value-type="time" office:time-value="PT00H16M50S" calcext:value-type="time">
            <text:p>00:16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0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office:value-type="time" office:time-value="PT00H15M21S" calcext:value-type="time">
            <text:p>00:15:2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0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office:value-type="time" office:time-value="PT00H06M31S" calcext:value-type="time">
            <text:p>00:06:3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0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6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6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6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6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6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0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0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8 bits</text:p>
          </table:table-cell>
          <table:table-cell table:style-name="ce4"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20H20M00S" calcext:value-type="time">
            <text:p>00:20:00</text:p>
          </table:table-cell>
          <table:table-cell table:style-name="ce2"/>
          <table:table-cell table:style-name="ce5" table:formula="of:=[.E43]-[.F43]" office:value-type="time" office:time-value="PT120H20M00S" calcext:value-type="time">
            <text:p>00:20:00</text:p>
          </table:table-cell>
          <table:table-cell table:style-name="ce9" table:formula="of:=([.F43]/([.F43]+[.G43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IEE754 32bits</text:p>
          </table:table-cell>
          <table:table-cell table:style-name="ce4"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 table:style-name="ce2"/>
          <table:table-cell table:style-name="ce5" table:formula="of:=[.E44]-[.F44]" office:value-type="time" office:time-value="PT144H20M00S" calcext:value-type="time">
            <text:p>00:20:00</text:p>
          </table:table-cell>
          <table:table-cell table:style-name="ce9" table:formula="of:=([.F44]/([.F44]+[.G44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0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6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Videos </text:p>
          </table:table-cell>
          <table:table-cell table:style-name="ce2" office:value-type="string" calcext:value-type="string">
            <text:p>Codage de huffman</text:p>
          </table:table-cell>
          <table:table-cell table:style-name="ce4"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30M00S" calcext:value-type="time">
            <text:p>00:30:00</text:p>
          </table:table-cell>
          <table:table-cell table:style-name="ce2"/>
          <table:table-cell table:style-name="ce5" table:formula="of:=[.E46]-[.F46]" office:value-type="time" office:time-value="PT00H30M00S" calcext:value-type="time">
            <text:p>00:30:00</text:p>
          </table:table-cell>
          <table:table-cell table:style-name="ce9" table:formula="of:=([.F46]/([.F46]+[.G46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conversion 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style-name="Default"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325H55M41S" calcext:value-type="time">
            <text:p>05:55:41</text:p>
          </table:table-cell>
          <table:table-cell table:style-name="ce6" table:formula="of:=SUM([.G2:.G46])" office:value-type="time" office:time-value="PT389H52M39S" calcext:value-type="time">
            <text:p>05:52:39</text:p>
          </table:table-cell>
          <table:table-cell table:style-name="ce9" table:formula="of:=SUM([.H2:.H46])/COUNTA([.H2:.H46])" office:value-type="percentage" office:value="0.711083278327833" calcext:value-type="percentage">
            <text:p>71,11 %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5:32:15.72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3T17:33:42.240000000</dc:date>
    <meta:editing-duration>PT6H23M46S</meta:editing-duration>
    <meta:editing-cycles>45</meta:editing-cycles>
    <meta:generator>LibreOffice/7.2.4.1$Windows_X86_64 LibreOffice_project/27d75539669ac387bb498e35313b970b7fe9c4f9</meta:generator>
    <meta:document-statistic meta:table-count="1" meta:cell-count="381" meta:object-count="0"/>
  </office:meta>
</office:document-meta>
</file>